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7]/[.E17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18]/[.E18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19]/[.D19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3H31M36S" calcext:value-type="time">
            <text:p>03:31:36</text:p>
          </table:table-cell>
          <table:table-cell table:style-name="ce6" office:value-type="time" office:time-value="PT03H31M45S" calcext:value-type="time">
            <text:p>03:31:45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0M09S" calcext:value-type="time">
            <text:p>00:00: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7:30:3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1DT4H18M22S</meta:editing-duration>
    <meta:editing-cycles>18</meta:editing-cycles>
    <meta:initial-creator>James Petts</meta:initial-creator>
    <dc:date>2017-02-19T14:57:16.400000000</dc:date>
    <dc:creator>James Petts</dc:creator>
    <meta:document-statistic meta:table-count="7" meta:cell-count="440" meta:object-count="0"/>
  </office:meta>
</office:document-meta>
</file>